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27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draw:fill="none" draw:textarea-vertical-align="middle" fo:min-height="0.814cm"/>
      <style:paragraph-properties style:writing-mode="lr-tb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0.976cm" fo:min-width="6.329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2.202cm" fo:min-width="6.329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0.976cm" fo:min-width="6.329cm"/>
      <style:paragraph-properties style:writing-mode="lr-tb"/>
    </style:style>
    <style:style style:name="gr7" style:family="graphic" style:parent-style-name="standard">
      <style:graphic-properties svg:stroke-width="0.212cm" svg:stroke-color="#000000" draw:marker-start-width="0.518cm" draw:marker-end-width="0.518cm" draw:stroke-linejoin="round" draw:fill-color="#000000" draw:textarea-horizontal-align="justify" draw:textarea-vertical-align="middle" draw:auto-grow-height="false" fo:min-height="5.358cm" fo:min-width="10.288cm" fo:padding-top="0.231cm" fo:padding-bottom="0.231cm" fo:padding-left="0.356cm" fo:padding-right="0.356cm"/>
      <style:paragraph-properties style:writing-mode="lr-tb"/>
    </style:style>
    <style:style style:name="gr8" style:family="graphic" style:parent-style-name="objectwithoutfill">
      <style:graphic-properties svg:stroke-width="0.081cm" svg:stroke-color="#bf004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212cm" svg:stroke-color="#000000" draw:marker-start-width="0.518cm" draw:marker-end-width="0.518cm" draw:stroke-linejoin="round" draw:fill-color="#000000" draw:textarea-horizontal-align="justify" draw:textarea-vertical-align="middle" draw:auto-grow-height="false" fo:min-height="6.212cm" fo:min-width="10.288cm" fo:padding-top="0.231cm" fo:padding-bottom="0.231cm" fo:padding-left="0.356cm" fo:padding-right="0.356cm"/>
      <style:paragraph-properties style:writing-mode="lr-tb"/>
    </style:style>
    <style:style style:name="gr11" style:family="graphic" style:parent-style-name="objectwithoutfill">
      <style:graphic-properties svg:stroke-width="0.081cm" svg:stroke-color="#bf0041" draw:marker-start-width="0.322cm" draw:marker-end="Arrowheads_20_2" draw:marker-end-width="0.422cm" draw:fill="none" draw:textarea-vertical-align="middle" fo:padding-top="0.166cm" fo:padding-bottom="0.166cm" fo:padding-left="0.291cm" fo:padding-right="0.29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Source Han Sans JP" style:font-name-asian="Source Han Sans JP"/>
    </style:style>
    <style:style style:name="P3" style:family="paragraph">
      <loext:graphic-properties draw:fill="none"/>
      <style:paragraph-properties fo:text-align="center"/>
      <style:text-properties fo:color="#000000" loext:opacity="100%" loext:color-lum-mod="100%" loext:color-lum-off="0%" style:font-name="Source Han Sans JP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808080"/>
      <style:paragraph-properties fo:text-align="center" style:writing-mode="lr-tb"/>
      <style:text-properties style:font-name="Source Han Sans JP"/>
    </style:style>
    <style:style style:name="P6" style:family="paragraph">
      <style:paragraph-properties fo:text-align="center" style:writing-mode="lr-tb"/>
      <style:text-properties style:font-name="Source Han Sans JP"/>
    </style:style>
    <style:style style:name="P7" style:family="paragraph">
      <loext:graphic-properties draw:fill-color="#cccccc"/>
      <style:paragraph-properties fo:text-align="center" style:writing-mode="lr-tb"/>
      <style:text-properties style:font-name="Source Han Sans JP"/>
    </style:style>
    <style:style style:name="P8" style:family="paragraph">
      <style:paragraph-properties fo:text-align="start"/>
      <style:text-properties fo:color="#77bc65" loext:opacity="100%" style:font-name="Source Code Pro Medium"/>
    </style:style>
    <style:style style:name="P9" style:family="paragraph">
      <loext:graphic-properties draw:fill-color="#000000"/>
      <style:paragraph-properties fo:text-align="start"/>
      <style:text-properties fo:color="#77bc65" loext:opacity="100%" loext:color-lum-mod="100%" loext:color-lum-off="0%" style:font-name="Source Code Pro Mediu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ource Han Sans JP" fo:font-weight="normal" style:font-weight-asian="normal" style:font-weight-complex="normal"/>
    </style:style>
    <style:style style:name="P13" style:family="paragraph">
      <loext:graphic-properties draw:fill-color="#cccccc"/>
      <style:paragraph-properties fo:text-align="center" style:writing-mode="lr-tb"/>
      <style:text-properties style:font-name="Source Han Sans JP" fo:font-weight="normal" style:font-weight-asian="normal" style:font-weight-complex="normal"/>
    </style:style>
    <style:style style:name="T1" style:family="text">
      <style:text-properties fo:color="#000000" loext:opacity="100%" style:font-name="Source Han Sans JP" fo:font-size="16pt" fo:font-weight="bold" style:font-name-asian="Source Han Sans JP" style:font-size-asian="16pt" style:font-weight-asian="bold" style:font-size-complex="16pt" style:font-weight-complex="bold"/>
    </style:style>
    <style:style style:name="T2" style:family="text">
      <style:text-properties style:font-name="Source Han Sans JP"/>
    </style:style>
    <style:style style:name="T3" style:family="text">
      <style:text-properties style:font-name="Source Code Pro Medium"/>
    </style:style>
    <style:style style:name="T4" style:family="text">
      <style:text-properties fo:color="#000000" loext:opacity="100%" style:font-name="Source Han Sans JP" fo:font-size="16pt" fo:font-weight="normal" style:font-name-asian="Source Han Sans JP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frame draw:style-name="gr1" draw:text-style-name="P2" draw:layer="layout" svg:width="9.919cm" svg:height="1.877cm" svg:x="9.041cm" svg:y="0.711cm">
            <draw:text-box>
              <text:p text:style-name="P1"><text:span text:style-name="T1"/></text:p>
              <text:p text:style-name="P1"><text:span text:style-name="T1">メモリとアドレス</text:span></text:p>
            </draw:text-box>
          </draw:frame>
          <draw:line draw:style-name="gr2" draw:text-style-name="P3" draw:layer="layout" svg:x1="2.058cm" svg:y1="2.809cm" svg:x2="25.942cm" svg:y2="2.809cm">
            <text:p/>
          </draw:line>
        </draw:g>
        <draw:g>
          <draw:frame draw:style-name="gr3" draw:text-style-name="P4" draw:layer="layout" svg:width="6.876cm" svg:height="1.064cm" svg:x="12.849cm" svg:y="4.995cm">
            <draw:text-box>
              <text:p text:style-name="P1"><text:span text:style-name="T1">0x10FA3820B23100A0</text:span></text:p>
            </draw:text-box>
          </draw:frame>
          <draw:custom-shape draw:style-name="gr4" draw:text-style-name="P5" draw:layer="layout" svg:width="6.829cm" svg:height="1.226cm" svg:x="19.725cm" svg:y="4.91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6.829cm" svg:height="2.452cm" svg:x="19.725cm" svg:y="6.14cm">
            <text:p text:style-name="P6"><text:span text:style-name="T2">2</text:span><text:span text:style-name="T2">5</text:span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6.876cm" svg:height="1.064cm" svg:x="12.849cm" svg:y="6.221cm">
            <draw:text-box>
              <text:p text:style-name="P1"><text:span text:style-name="T1">0x10FA3820B23100A1</text:span></text:p>
            </draw:text-box>
          </draw:frame>
          <draw:frame draw:style-name="gr3" draw:text-style-name="P4" draw:layer="layout" svg:width="6.876cm" svg:height="1.064cm" svg:x="12.849cm" svg:y="7.447cm">
            <draw:text-box>
              <text:p text:style-name="P1"><text:span text:style-name="T1">0x10FA3820B23100A2</text:span></text:p>
            </draw:text-box>
          </draw:frame>
          <draw:custom-shape draw:style-name="gr6" draw:text-style-name="P7" draw:layer="layout" svg:width="6.829cm" svg:height="1.226cm" svg:x="19.725cm" svg:y="8.592cm">
            <text:p text:style-name="P6"><text:span text:style-name="T2">a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76cm" svg:height="1.064cm" svg:x="12.849cm" svg:y="8.673cm">
            <draw:text-box>
              <text:p text:style-name="P1"><text:span text:style-name="T1">0x10FA3820B23100A3</text:span></text:p>
            </draw:text-box>
          </draw:frame>
          <draw:custom-shape draw:style-name="gr6" draw:text-style-name="P7" draw:layer="layout" svg:width="6.829cm" svg:height="1.226cm" svg:x="19.725cm" svg:y="9.818cm">
            <text:p text:style-name="P6"><text:span text:style-name="T2">b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76cm" svg:height="1.064cm" svg:x="12.849cm" svg:y="9.899cm">
            <draw:text-box>
              <text:p text:style-name="P1"><text:span text:style-name="T1">0x10FA3820B23100A4</text:span></text:p>
            </draw:text-box>
          </draw:frame>
          <draw:custom-shape draw:style-name="gr6" draw:text-style-name="P7" draw:layer="layout" svg:width="6.829cm" svg:height="1.226cm" svg:x="19.725cm" svg:y="11.044cm">
            <text:p text:style-name="P6"><text:span text:style-name="T2">c</text:span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76cm" svg:height="1.064cm" svg:x="12.849cm" svg:y="11.125cm">
            <draw:text-box>
              <text:p text:style-name="P1"><text:span text:style-name="T1">0x10FA3820B23100A5</text:span></text:p>
            </draw:text-box>
          </draw:frame>
          <draw:custom-shape draw:style-name="gr4" draw:text-style-name="P5" draw:layer="layout" svg:width="6.829cm" svg:height="1.226cm" svg:x="19.725cm" svg:y="12.2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6.876cm" svg:height="1.064cm" svg:x="12.849cm" svg:y="12.351cm">
            <draw:text-box>
              <text:p text:style-name="P1"><text:span text:style-name="T1">0x10FA3820B23100A6</text:span></text:p>
            </draw:text-box>
          </draw:frame>
          <draw:custom-shape draw:style-name="gr7" draw:text-style-name="P9" draw:layer="layout" svg:width="11cm" svg:height="5.82cm" svg:x="1.446cm" svg:y="6.43cm">
            <text:p text:style-name="P8"><text:span text:style-name="T3">int </text:span><text:span text:style-name="T3">mai</text:span><text:span text:style-name="T3">n()</text:span></text:p>
            <text:p text:style-name="P8"><text:span text:style-name="T3">{</text:span></text:p>
            <text:p text:style-name="P8"><text:span text:style-name="T3"><text:tab/></text:span><text:span text:style-name="T3">sho</text:span><text:span text:style-name="T3">rt </text:span><text:span text:style-name="T3">num</text:span><text:span text:style-name="T3">ber </text:span><text:span text:style-name="T3">= </text:span><text:span text:style-name="T3">250</text:span><text:span text:style-name="T3">;</text:span></text:p>
            <text:p text:style-name="P8"><text:span text:style-name="T3"><text:tab/></text:span><text:span text:style-name="T3">cha</text:span><text:span text:style-name="T3">r </text:span><text:span text:style-name="T3">alp</text:span><text:span text:style-name="T3">hab</text:span><text:span text:style-name="T3">et </text:span><text:span text:style-name="T3">= </text:span><text:span text:style-name="T3">‘a’</text:span><text:span text:style-name="T3">;</text:span><text:span text:style-name="T3"><text:line-break/></text:span><text:span text:style-name="T3">}</text:span></text:p>
            <draw:enhanced-geometry svg:viewBox="0 0 21600 21600" draw:type="rectangle" draw:enhanced-path="M 0 0 L 21600 0 21600 21600 0 21600 0 0 Z N"/>
          </draw:custom-shape>
          <draw:line draw:style-name="gr8" draw:text-style-name="P10" draw:layer="layout" svg:x1="10.44cm" svg:y1="9.154cm" svg:x2="13.324cm" svg:y2="6.773cm">
            <text:p/>
          </draw:line>
          <draw:line draw:style-name="gr8" draw:text-style-name="P10" draw:layer="layout" svg:x1="10.837cm" svg:y1="10.133cm" svg:x2="13.324cm" svg:y2="9.154cm">
            <text:p/>
          </draw:line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g>
          <draw:frame draw:style-name="gr1" draw:text-style-name="P2" draw:layer="layout" svg:width="9.919cm" svg:height="1.877cm" svg:x="9.041cm" svg:y="0.711cm">
            <draw:text-box>
              <text:p text:style-name="P1"><text:span text:style-name="T1"/></text:p>
              <text:p text:style-name="P1"><text:span text:style-name="T1">ポインタ</text:span></text:p>
            </draw:text-box>
          </draw:frame>
          <draw:line draw:style-name="gr2" draw:text-style-name="P3" draw:layer="layout" svg:x1="2.058cm" svg:y1="2.809cm" svg:x2="25.942cm" svg:y2="2.809cm">
            <text:p/>
          </draw:line>
        </draw:g>
        <draw:frame draw:style-name="gr3" draw:text-style-name="P4" draw:layer="layout" svg:width="6.876cm" svg:height="1.064cm" svg:x="12.849cm" svg:y="4.995cm">
          <draw:text-box>
            <text:p text:style-name="P1"><text:span text:style-name="T1">0x10FA3820B23100A0</text:span></text:p>
          </draw:text-box>
        </draw:frame>
        <draw:custom-shape draw:style-name="gr4" draw:text-style-name="P5" draw:layer="layout" svg:width="6.829cm" svg:height="1.226cm" svg:x="19.725cm" svg:y="4.9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6.221cm">
          <draw:text-box>
            <text:p text:style-name="P1"><text:span text:style-name="T1">0x10FA3820B23100A1</text:span></text:p>
          </draw:text-box>
        </draw:frame>
        <draw:frame draw:style-name="gr3" draw:text-style-name="P4" draw:layer="layout" svg:width="6.876cm" svg:height="1.064cm" svg:x="12.849cm" svg:y="7.447cm">
          <draw:text-box>
            <text:p text:style-name="P1"><text:span text:style-name="T1">0x10FA3820B23100A2</text:span></text:p>
          </draw:text-box>
        </draw:frame>
        <draw:custom-shape draw:style-name="gr6" draw:text-style-name="P7" draw:layer="layout" svg:width="6.829cm" svg:height="1.226cm" svg:x="19.725cm" svg:y="8.592cm">
          <text:p text:style-name="P6"><text:span text:style-name="T2">c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8.673cm">
          <draw:text-box>
            <text:p text:style-name="P1"><text:span text:style-name="T1">0x10FA3820B23100A3</text:span></text:p>
          </draw:text-box>
        </draw:frame>
        <draw:custom-shape draw:style-name="gr6" draw:text-style-name="P7" draw:layer="layout" svg:width="6.829cm" svg:height="1.226cm" svg:x="19.725cm" svg:y="9.818cm">
          <text:p text:style-name="P6"><text:span text:style-name="T2">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9.899cm">
          <draw:text-box>
            <text:p text:style-name="P1"><text:span text:style-name="T1">0x10FA3820B23100A4</text:span></text:p>
          </draw:text-box>
        </draw:frame>
        <draw:custom-shape draw:style-name="gr6" draw:text-style-name="P13" xml:id="id1" draw:id="id1" draw:layer="layout" svg:width="6.829cm" svg:height="1.226cm" svg:x="19.725cm" svg:y="11.044cm">
          <text:p text:style-name="P12"><text:span text:style-name="T4">0x10FA3820B23100A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11.125cm">
          <draw:text-box>
            <text:p text:style-name="P1"><text:span text:style-name="T1">0x10FA3820B23100A5</text:span></text:p>
          </draw:text-box>
        </draw:frame>
        <draw:custom-shape draw:style-name="gr4" draw:text-style-name="P5" draw:layer="layout" svg:width="6.829cm" svg:height="1.226cm" svg:x="19.725cm" svg:y="12.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6cm" svg:height="1.064cm" svg:x="12.849cm" svg:y="12.351cm">
          <draw:text-box>
            <text:p text:style-name="P1"><text:span text:style-name="T1">0x10FA3820B23100A6</text:span></text:p>
          </draw:text-box>
        </draw:frame>
        <draw:custom-shape draw:style-name="gr10" draw:text-style-name="P9" draw:layer="layout" svg:width="11cm" svg:height="6.674cm" svg:x="1.446cm" svg:y="5.99cm">
          <text:p text:style-name="P8"><text:span text:style-name="T3">int main()</text:span></text:p>
          <text:p text:style-name="P8"><text:span text:style-name="T3">{</text:span></text:p>
          <text:p text:style-name="P8"><text:span text:style-name="T3"><text:tab/></text:span><text:span text:style-name="T3">char str[] = </text:span><text:span text:style-name="T3">“abcde”;</text:span></text:p>
          <text:p text:style-name="P8"><text:span text:style-name="T3"><text:tab/></text:span><text:span text:style-name="T3">char* ptr = </text:span><text:span text:style-name="T3">&amp;str;</text:span></text:p>
          <text:p text:style-name="P8"><text:span text:style-name="T3"/></text:p>
          <text:p text:style-name="P8"><text:span text:style-name="T3"><text:tab/></text:span><text:span text:style-name="T3">printf(“%s”, </text:span><text:span text:style-name="T3">ptr+1);</text:span><text:span text:style-name="T3"><text:tab/></text:span><text:span text:style-name="T3"><text:line-break/></text:span><text:span text:style-name="T3">}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1.086cm" svg:y1="8.546cm" svg:x2="13.324cm" svg:y2="6.773cm">
          <text:p/>
        </draw:line>
        <draw:line draw:style-name="gr8" draw:text-style-name="P10" draw:layer="layout" svg:x1="9.631cm" svg:y1="9.472cm" svg:x2="13.309cm" svg:y2="11.668cm">
          <text:p/>
        </draw:line>
        <draw:custom-shape draw:style-name="gr6" draw:text-style-name="P7" xml:id="id2" draw:id="id2" draw:layer="layout" svg:width="6.829cm" svg:height="1.226cm" svg:x="19.725cm" svg:y="6.14cm">
          <text:p text:style-name="P6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829cm" svg:height="1.226cm" svg:x="19.725cm" svg:y="7.366cm">
          <text:p text:style-name="P6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11" draw:text-style-name="P10" draw:layer="layout" draw:line-skew="0.225cm" svg:x1="26.554cm" svg:y1="11.657cm" svg:x2="26.554cm" svg:y2="6.753cm" draw:start-shape="id1" draw:start-glue-point="1" draw:end-shape="id2" draw:end-glue-point="1" svg:d="M26554 11657h725v-4904h-725" svg:viewBox="0 0 726 4905">
          <text:p/>
        </draw:connector>
        <presentation:notes draw:style-name="dp1">
          <draw:page-thumbnail draw:style-name="gr9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0:41:17.653945825</meta:creation-date>
    <dc:date>2022-12-03T12:20:54.689279709</dc:date>
    <meta:editing-duration>PT10H44M48S</meta:editing-duration>
    <meta:editing-cycles>61</meta:editing-cycles>
    <meta:generator>LibreOffice/7.4.3.2$Linux_X86_64 LibreOffice_project/40$Build-2</meta:generator>
    <meta:document-statistic meta:object-count="66"/>
  </office:meta>
</office:document-meta>
</file>